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2" draw:master-page-name="Master1-Layout1-cust-" presentation:presentation-page-layout-name="Master1-PPL1" draw:id="Slide-256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8.26389in" fo:page-height="11.69271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/>
    <style:master-page style:name="Master1-Layout1-cust-" style:page-layout-name="pageLayout1" draw:style-name="a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word</dc:creator>
    <dc:date>2024-01-10T09:00:58Z</dc:date>
    <meta:editing-cycles>1</meta:editing-cycles>
    <meta:editing-duration>PT0S</meta:editing-duration>
    <meta:document-statistic meta:paragraph-count="0" meta:word-count="0"/>
  </office:meta>
</office:document-meta>
</file>